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66ff00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19" calcext:value-type="float">
            <text:p>12219</text:p>
          </table:table-cell>
          <table:table-cell office:value-type="float" office:value="378" calcext:value-type="float">
            <text:p>378</text:p>
          </table:table-cell>
          <table:table-cell office:value-type="float" office:value="0.00912404060364" calcext:value-type="float">
            <text:p>0,0091240406</text:p>
          </table:table-cell>
          <table:table-cell office:value-type="float" office:value="19.8514249325" calcext:value-type="float">
            <text:p>19,8514249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office:value-type="float" office:value="2.95" calcext:value-type="float">
            <text:p>2,95</text:p>
          </table:table-cell>
          <table:table-cell/>
          <table:table-cell office:value-type="float" office:value="12226" calcext:value-type="float">
            <text:p>12226</text:p>
          </table:table-cell>
          <table:table-cell office:value-type="float" office:value="371" calcext:value-type="float">
            <text:p>371</text:p>
          </table:table-cell>
          <table:table-cell office:value-type="float" office:value="0.0100300312042" calcext:value-type="float">
            <text:p>0,0100300312</text:p>
          </table:table-cell>
          <table:table-cell office:value-type="float" office:value="19.408946991" calcext:value-type="float">
            <text:p>19,408946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float" office:value="12241" calcext:value-type="float">
            <text:p>12241</text:p>
          </table:table-cell>
          <table:table-cell office:value-type="float" office:value="356" calcext:value-type="float">
            <text:p>356</text:p>
          </table:table-cell>
          <table:table-cell office:value-type="float" office:value="0.00939583778381" calcext:value-type="float">
            <text:p>0,0093958378</text:p>
          </table:table-cell>
          <table:table-cell office:value-type="float" office:value="19.3873159885" calcext:value-type="float">
            <text:p>19,3873159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06" calcext:value-type="float">
            <text:p>97,06</text:p>
          </table:table-cell>
          <table:table-cell office:value-type="float" office:value="2.94" calcext:value-type="float">
            <text:p>2,94</text:p>
          </table:table-cell>
          <table:table-cell/>
          <table:table-cell office:value-type="float" office:value="12227" calcext:value-type="float">
            <text:p>12227</text:p>
          </table:table-cell>
          <table:table-cell office:value-type="float" office:value="370" calcext:value-type="float">
            <text:p>370</text:p>
          </table:table-cell>
          <table:table-cell office:value-type="float" office:value="0.0093629360199" calcext:value-type="float">
            <text:p>0,009362936</text:p>
          </table:table-cell>
          <table:table-cell office:value-type="float" office:value="19.4032440186" calcext:value-type="float">
            <text:p>19,403244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office:value-type="float" office:value="2.73" calcext:value-type="float">
            <text:p>2,73</text:p>
          </table:table-cell>
          <table:table-cell/>
          <table:table-cell office:value-type="float" office:value="12253" calcext:value-type="float">
            <text:p>12253</text:p>
          </table:table-cell>
          <table:table-cell office:value-type="float" office:value="344" calcext:value-type="float">
            <text:p>344</text:p>
          </table:table-cell>
          <table:table-cell office:value-type="float" office:value="0.00936484336853" calcext:value-type="float">
            <text:p>0,0093648434</text:p>
          </table:table-cell>
          <table:table-cell office:value-type="float" office:value="19.3697509766" calcext:value-type="float">
            <text:p>19,3697509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" calcext:value-type="float">
            <text:p>97,1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12232" calcext:value-type="float">
            <text:p>12232</text:p>
          </table:table-cell>
          <table:table-cell office:value-type="float" office:value="365" calcext:value-type="float">
            <text:p>365</text:p>
          </table:table-cell>
          <table:table-cell office:value-type="float" office:value="0.00925183296204" calcext:value-type="float">
            <text:p>0,009251833</text:p>
          </table:table-cell>
          <table:table-cell office:value-type="float" office:value="19.4236469269" calcext:value-type="float">
            <text:p>19,4236469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95" calcext:value-type="float">
            <text:p>96,95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float" office:value="12213" calcext:value-type="float">
            <text:p>12213</text:p>
          </table:table-cell>
          <table:table-cell office:value-type="float" office:value="384" calcext:value-type="float">
            <text:p>384</text:p>
          </table:table-cell>
          <table:table-cell office:value-type="float" office:value="0.00974011421204" calcext:value-type="float">
            <text:p>0,0097401142</text:p>
          </table:table-cell>
          <table:table-cell office:value-type="float" office:value="19.3402090073" calcext:value-type="float">
            <text:p>19,340209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office:value-type="float" office:value="2.97" calcext:value-type="float">
            <text:p>2,97</text:p>
          </table:table-cell>
          <table:table-cell/>
          <table:table-cell office:value-type="float" office:value="12224" calcext:value-type="float">
            <text:p>12224</text:p>
          </table:table-cell>
          <table:table-cell office:value-type="float" office:value="374" calcext:value-type="float">
            <text:p>374</text:p>
          </table:table-cell>
          <table:table-cell office:value-type="float" office:value="0.00921010971069" calcext:value-type="float">
            <text:p>0,0092101097</text:p>
          </table:table-cell>
          <table:table-cell office:value-type="float" office:value="19.3231232166" calcext:value-type="float">
            <text:p>19,3231232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" calcext:value-type="float">
            <text:p>96,8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12195" calcext:value-type="float">
            <text:p>12195</text:p>
          </table:table-cell>
          <table:table-cell office:value-type="float" office:value="403" calcext:value-type="float">
            <text:p>403</text:p>
          </table:table-cell>
          <table:table-cell office:value-type="float" office:value="0.00915193557739" calcext:value-type="float">
            <text:p>0,0091519356</text:p>
          </table:table-cell>
          <table:table-cell office:value-type="float" office:value="19.3898169994" calcext:value-type="float">
            <text:p>19,3898169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56" calcext:value-type="float">
            <text:p>96,56</text:p>
          </table:table-cell>
          <table:table-cell office:value-type="float" office:value="3.44" calcext:value-type="float">
            <text:p>3,44</text:p>
          </table:table-cell>
          <table:table-cell/>
          <table:table-cell office:value-type="float" office:value="12165" calcext:value-type="float">
            <text:p>12165</text:p>
          </table:table-cell>
          <table:table-cell office:value-type="float" office:value="433" calcext:value-type="float">
            <text:p>433</text:p>
          </table:table-cell>
          <table:table-cell office:value-type="float" office:value="0.00927209854126" calcext:value-type="float">
            <text:p>0,0092720985</text:p>
          </table:table-cell>
          <table:table-cell office:value-type="float" office:value="19.363574028" calcext:value-type="float">
            <text:p>19,363574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999" calcext:value-type="float">
            <text:p>96,999</text:p>
          </table:table-cell>
          <table:table-cell table:formula="of:=AVERAGE([.C2:.C11])" office:value-type="float" office:value="3.001" calcext:value-type="float">
            <text:p>3,00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219.5" calcext:value-type="float">
            <text:p>12219,5</text:p>
          </table:table-cell>
          <table:table-cell table:formula="of:=AVERAGE([.F2:.F11])" office:value-type="float" office:value="377.8" calcext:value-type="float">
            <text:p>377,8</text:p>
          </table:table-cell>
          <table:table-cell table:formula="of:=SUM([.G2:.G11])/10" office:value-type="float" office:value="0.00939037799835" calcext:value-type="float">
            <text:p>0,009390378</text:p>
          </table:table-cell>
          <table:table-cell table:formula="of:=SUM([.H2:.H11])/10" office:value-type="float" office:value="19.42610530854" calcext:value-type="float">
            <text:p>19,4261053085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21.4" calcext:value-type="float">
            <text:p>5821,4</text:p>
          </table:table-cell>
          <table:table-cell table:formula="of:=AVERAGE([.I18:.I27])" office:value-type="float" office:value="41.6" calcext:value-type="float">
            <text:p>41,6</text:p>
          </table:table-cell>
          <table:table-cell table:number-columns-repeated="3"/>
          <table:table-cell office:value-type="float" office:value="5872" calcext:value-type="float">
            <text:p>5872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office:value-type="float" office:value="6347" calcext:value-type="float">
            <text:p>634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36.2" calcext:value-type="float">
            <text:p>336,2</text:p>
          </table:table-cell>
          <table:table-cell table:formula="of:=AVERAGE([.J18:.J27])" office:value-type="float" office:value="6398.1" calcext:value-type="float">
            <text:p>6398,1</text:p>
          </table:table-cell>
          <table:table-cell table:number-columns-repeated="3"/>
          <table:table-cell office:value-type="float" office:value="5766" calcext:value-type="float">
            <text:p>5766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number-columns-repeated="6"/>
          <table:table-cell office:value-type="float" office:value="5918" calcext:value-type="float">
            <text:p>5918</text:p>
          </table:table-cell>
          <table:table-cell office:value-type="float" office:value="319" calcext:value-type="float">
            <text:p>319</text:p>
          </table:table-cell>
          <table:table-cell office:value-type="float" office:value="37" calcext:value-type="float">
            <text:p>37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/>
          <table:table-cell office:value-type="float" office:value="5821" calcext:value-type="float">
            <text:p>5821</text:p>
          </table:table-cell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324" calcext:value-type="float">
            <text:p>324</text:p>
          </table:table-cell>
          <table:table-cell office:value-type="float" office:value="46" calcext:value-type="float">
            <text:p>46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5793" calcext:value-type="float">
            <text:p>5793</text:p>
          </table:table-cell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398" calcext:value-type="float">
            <text:p>6398</text:p>
          </table:table-cell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806" calcext:value-type="float">
            <text:p>5806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office:value-type="float" office:value="6418" calcext:value-type="float">
            <text:p>6418</text:p>
          </table:table-cell>
        </table:table-row>
        <table:table-row table:style-name="ro1">
          <table:table-cell table:number-columns-repeated="6"/>
          <table:table-cell office:value-type="float" office:value="5869" calcext:value-type="float">
            <text:p>5869</text:p>
          </table:table-cell>
          <table:table-cell office:value-type="float" office:value="368" calcext:value-type="float">
            <text:p>368</text:p>
          </table:table-cell>
          <table:table-cell office:value-type="float" office:value="35" calcext:value-type="float">
            <text:p>35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table:number-columns-repeated="6"/>
          <table:table-cell office:value-type="float" office:value="5683" calcext:value-type="float">
            <text:p>5683</text:p>
          </table:table-cell>
          <table:table-cell office:value-type="float" office:value="325" calcext:value-type="float">
            <text:p>325</text:p>
          </table:table-cell>
          <table:table-cell office:value-type="float" office:value="108" calcext:value-type="float">
            <text:p>108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992855441772" calcext:value-type="float">
            <text:p>0,9699928554</text:p>
          </table:table-cell>
          <table:table-cell table:number-columns-repeated="4"/>
          <table:table-cell table:formula="of:=AVERAGE([.G18:.G27])" office:value-type="float" office:value="5821.4" calcext:value-type="float">
            <text:p>5821,4</text:p>
          </table:table-cell>
          <table:table-cell table:formula="of:=AVERAGE([.H18:.H27])" office:value-type="float" office:value="336.2" calcext:value-type="float">
            <text:p>336,2</text:p>
          </table:table-cell>
          <table:table-cell table:formula="of:=AVERAGE([.I18:.I27])" office:value-type="float" office:value="41.6" calcext:value-type="float">
            <text:p>41,6</text:p>
          </table:table-cell>
          <table:table-cell table:formula="of:=AVERAGE([.J18:.J27])" office:value-type="float" office:value="6398.1" calcext:value-type="float">
            <text:p>6398,1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0071445582281" calcext:value-type="float">
            <text:p>0,0300071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836431860822" calcext:value-type="float">
            <text:p>0,99283643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10395010395" calcext:value-type="float">
            <text:p>0,950103950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20:10:51.074344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35:17.314551005</meta:creation-date>
    <dc:date>2018-01-03T21:46:16.937980593</dc:date>
    <meta:editing-duration>PT27M52S</meta:editing-duration>
    <meta:editing-cycles>3</meta:editing-cycles>
    <meta:generator>LibreOffice/5.1.6.2$Linux_X86_64 LibreOffice_project/10m0$Build-2</meta:generator>
    <meta:document-statistic meta:table-count="1" meta:cell-count="156" meta:object-count="0"/>
  </office:meta>
</office:document-meta>
</file>